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98mm"/>
    </style:style>
    <style:style style:name="co2" style:family="table-column">
      <style:table-column-properties fo:break-before="auto" style:column-width="74.15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10.46mm"/>
    </style:style>
    <style:style style:name="co5" style:family="table-column">
      <style:table-column-properties fo:break-before="auto" style:column-width="199.4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wrap-option="wrap" fo:border="0.74pt solid #000000" style:vertical-align="middle"/>
    </style:style>
  </office:automatic-styles>
  <office:body>
    <office:spreadsheet>
      <table:table table:name="bom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5"/>
        <table:table-column table:style-name="co4" table:default-cell-style-name="ce1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11" office:value-type="string" calcext:value-type="string">
            <text:p>Reference</text:p>
          </table:table-cell>
          <table:table-cell table:style-name="ce11" office:value-type="string" calcext:value-type="string">
            <text:p>Valu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Footprint</text:p>
          </table:table-cell>
          <table:table-cell table:number-columns-repeated="3"/>
          <table:table-cell table:style-name="ce2" table:number-columns-repeated="16376"/>
        </table:table-row>
        <table:table-row table:style-name="ro1">
          <table:table-cell/>
          <table:table-cell table:style-name="ce6" office:value-type="string" calcext:value-type="string">
            <text:p>BZ1</text:p>
          </table:table-cell>
          <table:table-cell table:style-name="ce6" office:value-type="string" calcext:value-type="string">
            <text:p>Buzzer 3.3V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Buzzer_Beeper:Buzzer_12x9.5RM7.6</text:p>
          </table:table-cell>
          <table:table-cell table:number-columns-repeated="16379"/>
        </table:table-row>
        <table:table-row table:style-name="ro2">
          <table:table-cell/>
          <table:table-cell table:style-name="ce6" office:value-type="string" calcext:value-type="string">
            <text:p>C1,C2,C4,C6,C7,C8,C11,C26,C27,C28,C30, C31,C32,C33,C34,C35,C37,C38,C39,C40, C43, C45</text:p>
          </table:table-cell>
          <table:table-cell table:style-name="ce6" office:value-type="float" office:value="0.1" calcext:value-type="float">
            <text:p>0.1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C3,C5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C9,C10,C17,C20,C23,C25,C41,C42,C44,C46</text:p>
          </table:table-cell>
          <table:table-cell table:style-name="ce6" office:value-type="string" calcext:value-type="string">
            <text:p>1u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Capacitor_SMD:C_0805_2012Metric_Pad1.18x1.4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C12</text:p>
          </table:table-cell>
          <table:table-cell table:style-name="ce6" office:value-type="string" calcext:value-type="string">
            <text:p>100u 35V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apacitor_THT:CP_Radial_D8.0mm_P3.50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C13,C14,C15,C16,C18,C19,C21,C22</text:p>
          </table:table-cell>
          <table:table-cell table:style-name="ce6" office:value-type="string" calcext:value-type="string">
            <text:p>1n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Capacitor_SMD:C_0603_1608Metric_Pad1.08x0.9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C24</text:p>
          </table:table-cell>
          <table:table-cell table:style-name="ce6" office:value-type="string" calcext:value-type="string">
            <text:p>100u 16V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apacitor_THT:CP_Radial_D8.0mm_P3.50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C29</text:p>
          </table:table-cell>
          <table:table-cell table:style-name="ce6" office:value-type="string" calcext:value-type="string">
            <text:p>SE-5R5-D105VYV3C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apacitor_THT:DX_5R5VxxxxU_D19.0mm_P5.00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C36</text:p>
          </table:table-cell>
          <table:table-cell table:style-name="ce6" office:value-type="string" calcext:value-type="string">
            <text:p>47u 6V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apacitor_Tantalum_SMD:CP_EIA-3216-18_Kemet-A_Pad1.58x1.3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MM3Z7V5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Diode_SMD:D_0805_2012Metric_Pad1.15x1.40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D2</text:p>
          </table:table-cell>
          <table:table-cell table:style-name="ce6" office:value-type="string" calcext:value-type="string">
            <text:p>PESD1CA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SOT-23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D3</text:p>
          </table:table-cell>
          <table:table-cell table:style-name="ce6" office:value-type="string" calcext:value-type="string">
            <text:p>1N5822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Diode_THT:D_DO-201_P3.81mm_Vertical_AnodeUp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D4,D5,D6,D7,D8,D9,D10,D11</text:p>
          </table:table-cell>
          <table:table-cell table:style-name="ce6" office:value-type="string" calcext:value-type="string">
            <text:p>LED SMD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LED_SMD:LED_0805_2012Metric_Pad1.15x1.40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D12,D13</text:p>
          </table:table-cell>
          <table:table-cell table:style-name="ce6" office:value-type="string" calcext:value-type="string">
            <text:p>B340A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Diode_SMD:D_SMA-SMB_Universal_Handsoldering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D14,D15,D17</text:p>
          </table:table-cell>
          <table:table-cell table:style-name="ce6" office:value-type="string" calcext:value-type="string">
            <text:p>SM712_SOT23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Package_TO_SOT_SMD:SOT-23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D16</text:p>
          </table:table-cell>
          <table:table-cell table:style-name="ce6" office:value-type="string" calcext:value-type="string">
            <text:p>SS14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Diode_SMD:D_SMA-SMB_Universal_Handsoldering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F1,F3,F4,F5</text:p>
          </table:table-cell>
          <table:table-cell table:style-name="ce6" office:value-type="string" calcext:value-type="string">
            <text:p>0.5A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Fuse:Fuse_1206_3216Metric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5A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Fuse:Fuse_1206_3216Metric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J1</text:p>
          </table:table-cell>
          <table:table-cell table:style-name="ce6" office:value-type="string" calcext:value-type="string">
            <text:p>Vi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TerminalBlock_Phoenix:TerminalBlock_Phoenix_MKDS-1,5-2_1x02_P5.00mm_Horizontal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J2</text:p>
          </table:table-cell>
          <table:table-cell table:style-name="ce6" office:value-type="string" calcext:value-type="string">
            <text:p>EXT_I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onnector_Phoenix_MC_HighVoltage:PhoenixContact_MC_1,5_10-GF-5.08_1x10_P5.08mm_Horizontal_ThreadedFlange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J3</text:p>
          </table:table-cell>
          <table:table-cell table:style-name="ce6" office:value-type="string" calcext:value-type="string">
            <text:p>CA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onnector_Dsub:DSUB-9_Female_Horizontal_P2.77x2.84mm_EdgePinOffset4.94mm_Housed_MountingHolesOffset7.48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J4</text:p>
          </table:table-cell>
          <table:table-cell table:style-name="ce6" office:value-type="string" calcext:value-type="string">
            <text:p>Ai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TerminalBlock_Phoenix:TerminalBlock_Phoenix_MKDS-1,5-4_1x04_P5.00mm_Horizontal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J5</text:p>
          </table:table-cell>
          <table:table-cell table:style-name="ce6" office:value-type="string" calcext:value-type="string">
            <text:p>USB_B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onnector_USB:USB_B_OST_USB-B1HSxx_Horizontal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J6</text:p>
          </table:table-cell>
          <table:table-cell table:style-name="ce6" office:value-type="string" calcext:value-type="string">
            <text:p>Prog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onnector_PinSocket_1.27mm:PinSocket_1x06_P1.27mm_Vertical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J7</text:p>
          </table:table-cell>
          <table:table-cell table:style-name="ce6" office:value-type="string" calcext:value-type="string">
            <text:p>SSI{slash}422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onnector_Dsub:DSUB-9_Female_Horizontal_P2.77x2.84mm_EdgePinOffset4.94mm_Housed_MountingHolesOffset7.48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J8</text:p>
          </table:table-cell>
          <table:table-cell table:style-name="ce6" office:value-type="string" calcext:value-type="string">
            <text:p>Relay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TerminalBlock_Phoenix:TerminalBlock_Phoenix_MKDS-1,5-3_1x03_P5.00mm_Horizontal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J9</text:p>
          </table:table-cell>
          <table:table-cell table:style-name="ce6" office:value-type="string" calcext:value-type="string">
            <text:p>RS-485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TerminalBlock_Phoenix:TerminalBlock_Phoenix_MKDS-1,5-3_1x03_P5.00mm_Horizontal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JP1,JP2,JP3,JP4,JP5,JP6,JP7,JP10,JP11</text:p>
          </table:table-cell>
          <table:table-cell table:style-name="ce6" office:value-type="string" calcext:value-type="string">
            <text:p>SolderJumper_2_Open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string" calcext:value-type="string">
            <text:p>Jumper:SolderJumper-2_P1.3mm_Open_TrianglePad1.0x1.5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JP8,JP9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Jumper:SolderJumper-3_P2.0mm_Open_TrianglePad1.0x1.5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K1</text:p>
          </table:table-cell>
          <table:table-cell table:style-name="ce6" office:value-type="string" calcext:value-type="string">
            <text:p>G5LE-1-5VDC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Relay_THT:Relay_SPDT_Omron-G5LE-1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L1</text:p>
          </table:table-cell>
          <table:table-cell table:style-name="ce6" office:value-type="string" calcext:value-type="string">
            <text:p>100u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Inductor_THT:L_Toroid_Horizontal_D6.5mm_P10.00mm_Diameter7-5mm_Amidon-T25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P1,P2,P3,P4,P5,P6</text:p>
          </table:table-cell>
          <table:table-cell table:style-name="ce6" office:value-type="string" calcext:value-type="string">
            <text:p>Hole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my_footprints:Hole_3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Q1</text:p>
          </table:table-cell>
          <table:table-cell table:style-name="ce6" office:value-type="string" calcext:value-type="string">
            <text:p>B0505S-1W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y_footprints:B0x0xS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Q2</text:p>
          </table:table-cell>
          <table:table-cell table:style-name="ce6" office:value-type="string" calcext:value-type="string">
            <text:p>IRF931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SO:SO-8_3.9x4.9mm_P1.27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Q3</text:p>
          </table:table-cell>
          <table:table-cell table:style-name="ce6" office:value-type="string" calcext:value-type="string">
            <text:p>B0509S-1W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y_footprints:B0x0xS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Q4</text:p>
          </table:table-cell>
          <table:table-cell table:style-name="ce6" office:value-type="string" calcext:value-type="string">
            <text:p>SI2308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SOT-23_Handsoldering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Q5</text:p>
          </table:table-cell>
          <table:table-cell table:style-name="ce6" office:value-type="string" calcext:value-type="string">
            <text:p>B2424S-2W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y_footprints:B0505S-2W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Q6</text:p>
          </table:table-cell>
          <table:table-cell table:style-name="ce6" office:value-type="string" calcext:value-type="string">
            <text:p>B0505S-2W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y_footprints:B0505S-2W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Q7</text:p>
          </table:table-cell>
          <table:table-cell table:style-name="ce6" office:value-type="string" calcext:value-type="string">
            <text:p>SI230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SOT-23_Handsoldering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R1,R42,R44,R45,R46,R50,R52,R57,R59,R62</text:p>
          </table:table-cell>
          <table:table-cell table:style-name="ce6" office:value-type="string" calcext:value-type="string">
            <text:p>10k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R2,R4,R5</text:p>
          </table:table-cell>
          <table:table-cell table:style-name="ce6" office:value-type="string" calcext:value-type="string">
            <text:p>4k7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3">
          <table:table-cell/>
          <table:table-cell table:style-name="ce6" office:value-type="string" calcext:value-type="string">
            <text:p>R3,R27,R28,R29,R30,R31,R32,R33,R34,R60, R61</text:p>
          </table:table-cell>
          <table:table-cell table:style-name="ce6" office:value-type="float" office:value="330" calcext:value-type="float">
            <text:p>330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R6,R7,R8,R9,R10,R11,R12,R13</text:p>
          </table:table-cell>
          <table:table-cell table:style-name="ce6" office:value-type="string" calcext:value-type="string">
            <text:p>3k3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Resistor_SMD:R_2010_5025Metric_Pad1.40x2.6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R14,R15,R17,R18,R19,R20,R21,R22</text:p>
          </table:table-cell>
          <table:table-cell table:style-name="ce6" office:value-type="float" office:value="560" calcext:value-type="float">
            <text:p>560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R16</text:p>
          </table:table-cell>
          <table:table-cell table:style-name="ce6" office:value-type="float" office:value="120" calcext:value-type="float">
            <text:p>12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Resistor_SMD:R_1210_3225Metric_Pad1.30x2.6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R23</text:p>
          </table:table-cell>
          <table:table-cell table:style-name="ce6" office:value-type="string" calcext:value-type="string">
            <text:p>1k5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R24,R25,R48,R49,R58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R26</text:p>
          </table:table-cell>
          <table:table-cell table:style-name="ce6" office:value-type="string" calcext:value-type="string">
            <text:p>10M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R35,R36,R37,R38,R39,R40</text:p>
          </table:table-cell>
          <table:table-cell table:style-name="ce6" office:value-type="float" office:value="7.5" calcext:value-type="float">
            <text:p>7.5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Resistor_SMD:R_2010_5025Metric_Pad1.40x2.6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R41</text:p>
          </table:table-cell>
          <table:table-cell table:style-name="ce6" office:value-type="string" calcext:value-type="string">
            <text:p>91k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R43,R47,R51</text:p>
          </table:table-cell>
          <table:table-cell table:style-name="ce6" office:value-type="string" calcext:value-type="string">
            <text:p>1k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Resistor_SMD:R_2512_6332Metric_Pad1.40x3.3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R53,R54,R55,R56</text:p>
          </table:table-cell>
          <table:table-cell table:style-name="ce6" office:value-type="float" office:value="110" calcext:value-type="float">
            <text:p>110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Resistor_SMD:R_0603_1608Metric_Pad0.98x0.95mm_HandSolder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RV1,RV2,RV3</text:p>
          </table:table-cell>
          <table:table-cell table:style-name="ce6" office:value-type="string" calcext:value-type="string">
            <text:p>50k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Potentiometer_THT:Potentiometer_Bourns_3296W_Vertical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SW1</text:p>
          </table:table-cell>
          <table:table-cell table:style-name="ce6" office:value-type="string" calcext:value-type="string">
            <text:p>SW_DIP_x0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Button_Switch_THT:SW_DIP_SPSTx01_Slide_6.7x4.1mm_W7.62mm_P2.54mm_LowProfile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SW2</text:p>
          </table:table-cell>
          <table:table-cell table:style-name="ce6" office:value-type="string" calcext:value-type="string">
            <text:p>SW_DIP_x04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Button_Switch_THT:SW_DIP_SPSTx04_Slide_9.78x12.34mm_W7.62mm_P2.54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SW3,SW4,SW5</text:p>
          </table:table-cell>
          <table:table-cell table:style-name="ce6" office:value-type="string" calcext:value-type="string">
            <text:p>SW_Push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Button_Switch_SMD:SW_SPST_FSMS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TP1,TP2</text:p>
          </table:table-cell>
          <table:table-cell table:style-name="ce6" office:value-type="string" calcext:value-type="string">
            <text:p>Gnd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Connector_PinSocket_2.54mm:PinSocket_1x01_P2.54mm_Vertical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TP3</text:p>
          </table:table-cell>
          <table:table-cell table:style-name="ce6" office:value-type="string" calcext:value-type="string">
            <text:p>24V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onnector_PinSocket_2.54mm:PinSocket_1x01_P2.54mm_Vertical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TP4</text:p>
          </table:table-cell>
          <table:table-cell table:style-name="ce6" office:value-type="string" calcext:value-type="string">
            <text:p>5V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onnector_PinSocket_2.54mm:PinSocket_1x01_P2.54mm_Vertical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TP5</text:p>
          </table:table-cell>
          <table:table-cell table:style-name="ce6" office:value-type="string" calcext:value-type="string">
            <text:p>4.6V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onnector_PinSocket_2.54mm:PinSocket_1x01_P2.54mm_Vertical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TP6</text:p>
          </table:table-cell>
          <table:table-cell table:style-name="ce6" office:value-type="string" calcext:value-type="string">
            <text:p>3.3V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onnector_PinSocket_2.54mm:PinSocket_1x01_P2.54mm_Vertical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BME28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LGA:Bosch_LGA-8_2.5x2.5mm_P0.65mm_ClockwisePinNumbering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STM32F303CBT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QFP:LQFP-48_7x7mm_P0.5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U3</text:p>
          </table:table-cell>
          <table:table-cell table:style-name="ce6" office:value-type="string" calcext:value-type="string">
            <text:p>ISO1050DUB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SO:SOP-8_6.62x9.15mm_P2.54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U4,U5</text:p>
          </table:table-cell>
          <table:table-cell table:style-name="ce6" office:value-type="string" calcext:value-type="string">
            <text:p>74HC4051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Package_SO:SOIC-16_3.9x9.9mm_P1.27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U6,U7</text:p>
          </table:table-cell>
          <table:table-cell table:style-name="ce6" office:value-type="string" calcext:value-type="string">
            <text:p>PC844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Package_DIP:DIP-16_W7.62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U8</text:p>
          </table:table-cell>
          <table:table-cell table:style-name="ce6" office:value-type="string" calcext:value-type="string">
            <text:p>LM2576HVS-5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TO-263-5_TabPin3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U9</text:p>
          </table:table-cell>
          <table:table-cell table:style-name="ce6" office:value-type="string" calcext:value-type="string">
            <text:p>ADUM416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SO:SOIC-16W_7.5x10.3mm_P1.27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U10</text:p>
          </table:table-cell>
          <table:table-cell table:style-name="ce6" office:value-type="string" calcext:value-type="string">
            <text:p>USBLC6-2SC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SOT-23-6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U11</text:p>
          </table:table-cell>
          <table:table-cell table:style-name="ce6" office:value-type="string" calcext:value-type="string">
            <text:p>LM1117MP-3.3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SOT-223-3_TabPin2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U12</text:p>
          </table:table-cell>
          <table:table-cell table:style-name="ce6" office:value-type="string" calcext:value-type="string">
            <text:p>IP4220CZ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TO_SOT_SMD:SOT-23-6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U13</text:p>
          </table:table-cell>
          <table:table-cell table:style-name="ce6" office:value-type="string" calcext:value-type="string">
            <text:p>ISO3086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SO:SOIC-16W_7.5x10.3mm_P1.27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U14</text:p>
          </table:table-cell>
          <table:table-cell table:style-name="ce6" office:value-type="string" calcext:value-type="string">
            <text:p>ISO3088DW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ackage_SO:SOIC-16W_7.5x10.3mm_P1.27mm</text:p>
          </table:table-cell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Y1</text:p>
          </table:table-cell>
          <table:table-cell table:style-name="ce6" office:value-type="string" calcext:value-type="string">
            <text:p>8MHz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Crystal:Crystal_HC49-U_Vertical</text:p>
          </table:table-cell>
          <table:table-cell table:number-columns-repeated="16379"/>
        </table:table-row>
        <table:table-row table:style-name="ro1" table:number-rows-repeated="104849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10mm" fo:margin-bottom="6.31mm" fo:margin-left="10mm" fo:margin-right="10mm" style:scale-to="8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15:40:48.76653996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6-10T15:48:27.646282032</dc:date>
    <dc:creator>Эдуард Владимирович Емельянов</dc:creator>
    <meta:editing-duration>PT16M4S</meta:editing-duration>
    <meta:editing-cycles>12</meta:editing-cycles>
    <meta:printed-by>Эдуард Владимирович Емельянов</meta:printed-by>
    <meta:print-date>2024-06-10T15:47:30.359811033</meta:print-date>
    <meta:document-statistic meta:table-count="1" meta:cell-count="300" meta:object-count="0"/>
  </office:meta>
</office:document-meta>
</file>